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F4C208342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8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fo:min-height="0.30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auto-grow-height="false" fo:wrap-option="wrap"/>
    </style:style>
    <style:style style:name="gr11" style:family="graphic" style:parent-style-name="standard">
      <style:graphic-properties svg:stroke-color="#000000" draw:fill="solid" draw:fill-color="#8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P3" style:family="paragraph">
      <style:text-properties style:use-window-font-color="true"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fo:font-size="11pt" style:font-size-asian="11pt" style:font-size-complex="11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41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0.683cm" svg:x="3.213cm" svg:y="1.127cm">
          <draw:text-box>
            <text:p text:style-name="P2"><text:span text:style-name="T1">Gotta Figure This Out</text:span></text:p>
          </draw:text-box>
        </draw:frame>
        <draw:frame draw:style-name="gr3" draw:text-style-name="P3" draw:layer="layout" svg:width="4.699cm" svg:height="0.683cm" svg:x="3.24cm" svg:y="1.762cm">
          <draw:text-box>
            <text:p text:style-name="P3"><text:span text:style-name="T1">Love, Save The Empty</text:span></text:p>
          </draw:text-box>
        </draw:frame>
        <draw:frame draw:style-name="gr4" draw:text-style-name="P4" draw:layer="layout" svg:width="3.048cm" svg:height="0.683cm" svg:x="3.24cm" svg:y="2.476cm">
          <draw:text-box>
            <text:p text:style-name="P4"><text:span text:style-name="T2">Erin</text:span><text:span text:style-name="T1"> </text:span><text:span text:style-name="T2">McCarley</text:span></text:p>
          </draw:text-box>
        </draw:frame>
        <draw:frame draw:style-name="gr5" draw:text-style-name="P1" draw:layer="layout" svg:width="2.286cm" svg:height="2.286cm" svg:x="1.027cm" svg:y="1.1cm">
          <draw:image xlink:href="Pictures/10000000000001F4000001F4C2083420.png" xlink:type="simple" xlink:show="embed" xlink:actuate="onLoad">
            <text:p/>
          </draw:image>
        </draw:frame>
        <draw:frame draw:style-name="gr6" draw:text-style-name="P5" draw:layer="layout" svg:width="3.08cm" svg:height="0.962cm" svg:x="17.81cm" svg:y="1.208cm">
          <draw:text-box>
            <text:p text:style-name="P5"><text:span text:style-name="T3">Station List</text:span></text:p>
          </draw:text-box>
        </draw:frame>
        <draw:custom-shape draw:style-name="gr7" draw:text-style-name="P1" draw:layer="layout" svg:width="0.635cm" svg:height="0.635cm" draw:transform="rotate (2.35619449019234) translate (11.478cm 2.517cm)">
          <text:p/>
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</draw:custom-shape>
        <draw:custom-shape draw:style-name="gr7" draw:text-style-name="P1" draw:layer="layout" svg:width="0.635cm" svg:height="0.635cm" draw:transform="rotate (2.35619449019234) translate (10.378cm 2.517cm)">
          <text:p/>
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</draw:custom-shape>
        <draw:line draw:style-name="gr8" draw:text-style-name="P1" draw:layer="layout" svg:x1="12.332cm" svg:y1="1.654cm" svg:x2="12.332cm" svg:y2="2.543cm">
          <text:p/>
        </draw:line>
        <draw:custom-shape draw:style-name="gr9" draw:text-style-name="P1" draw:layer="layout" svg:width="0.635cm" svg:height="0.635cm" draw:transform="rotate (2.35619449019234) translate (11.878cm 2.517cm)">
          <text:p/>
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</draw:custom-shape>
        <draw:custom-shape draw:style-name="gr10" draw:layer="layout" svg:width="0.889cm" svg:height="0.889cm" svg:x="14.338cm" svg:y="1.597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custom-shape draw:style-name="gr10" draw:layer="layout" svg:width="0.889cm" svg:height="0.889cm" svg:x="15.916cm" svg:y="1.624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custom-shape draw:style-name="gr11" draw:text-style-name="P1" draw:layer="layout" svg:width="0.635cm" svg:height="0.789cm" svg:x="16.043cm" svg:y="1.7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ke Rainwater</meta:initial-creator>
    <meta:creation-date>2013-09-23T20:33:26</meta:creation-date>
    <dc:date>2013-09-23T20:53:53</dc:date>
    <dc:creator>Blake Rainwater</dc:creator>
    <meta:editing-duration>PT5M16S</meta:editing-duration>
    <meta:editing-cycles>1</meta:editing-cycles>
    <meta:document-statistic meta:object-count="13"/>
    <meta:generator>LibreOffice/4.0.2.2$Linux_X86_64 LibreOffice_project/400m0$Build-2</meta:generator>
  </office:meta>
</office:document-meta>
</file>